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708000004B0F6365F109B943100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Latin Modern Roman Demi" svg:font-family="'Latin Modern Roman Demi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="gradient" draw:fill-gradient-name="Gradient_20_105" draw:opacity="100%" draw:opacity-name="Transparency_20_1" draw:textarea-horizontal-align="justify" draw:textarea-vertical-align="middle" draw:auto-grow-height="false" fo:min-height="1.485cm" fo:min-width="5.011cm"/>
    </style:style>
    <style:style style:name="gr2" style:family="graphic" style:parent-style-name="standard">
      <style:graphic-properties svg:stroke-color="#ffffff" draw:fill-color="#9d85be" draw:opacity="41%" draw:textarea-horizontal-align="justify" draw:textarea-vertical-align="middle" draw:auto-grow-height="false" fo:min-height="11.072cm" fo:min-width="6.22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588cm"/>
    </style:style>
    <style:style style:name="gr4" style:family="graphic" style:parent-style-name="standard">
      <style:graphic-properties svg:stroke-color="#ffffff" draw:fill="gradient" draw:fill-color="#9d85be" draw:fill-gradient-name="Gradient_20_114" draw:opacity="17%" draw:textarea-horizontal-align="justify" draw:textarea-vertical-align="middle" draw:auto-grow-height="false" fo:min-height="1.192cm" fo:min-width="5.101cm" draw:shadow="hidden"/>
    </style:style>
    <style:style style:name="gr5" style:family="graphic" style:parent-style-name="standard">
      <style:graphic-properties svg:stroke-color="#ffffff" draw:fill-color="#ffffff" draw:opacity="27%" draw:textarea-horizontal-align="justify" draw:textarea-vertical-align="middle" draw:auto-grow-height="false" fo:min-height="2.75cm" fo:min-width="8.5cm"/>
    </style:style>
    <style:style style:name="gr6" style:family="graphic" style:parent-style-name="standard">
      <style:graphic-properties draw:stroke="dash" draw:stroke-dash="Ultrafine_20_Dashed" svg:stroke-color="#dfcce4" draw:fill-color="#390a5d" draw:opacity="55%" draw:textarea-horizontal-align="justify" draw:textarea-vertical-align="middle" draw:auto-grow-height="false" fo:min-height="0.715cm" fo:min-width="3.301cm"/>
    </style:style>
    <style:style style:name="gr7" style:family="graphic" style:parent-style-name="standard">
      <style:graphic-properties svg:stroke-color="#ffffff" draw:fill-color="#ffffff" draw:opacity="27%" draw:textarea-horizontal-align="justify" draw:textarea-vertical-align="middle" draw:auto-grow-height="false" fo:min-height="2.15cm" fo:min-width="7.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39cm"/>
    </style:style>
    <style:style style:name="gr9" style:family="graphic" style:parent-style-name="standard">
      <style:graphic-properties svg:stroke-color="#ffffff" draw:fill-color="#ffffff" draw:opacity="27%" draw:textarea-horizontal-align="justify" draw:textarea-vertical-align="middle" draw:auto-grow-height="false" fo:min-height="1.15cm" fo:min-width="2.3cm"/>
    </style:style>
    <style:style style:name="gr10" style:family="graphic" style:parent-style-name="standard">
      <style:graphic-properties draw:stroke="dash" draw:stroke-dash="Ultrafine_20_Dashed" svg:stroke-color="#dfcce4" draw:fill-color="#390a5d" draw:opacity="55%" draw:textarea-horizontal-align="justify" draw:textarea-vertical-align="middle" draw:auto-grow-height="false" fo:min-height="0.393cm" fo:min-width="1.7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31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3" style:family="graphic" style:parent-style-name="standard">
      <style:graphic-properties svg:stroke-color="#ffffff" draw:fill-color="#ffffff" draw:opacity="27%" draw:textarea-horizontal-align="justify" draw:textarea-vertical-align="middle" draw:auto-grow-height="false" fo:min-height="2.75cm" fo:min-width="7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15cm"/>
    </style:style>
    <style:style style:name="gr15" style:family="graphic" style:parent-style-name="standard">
      <style:graphic-properties svg:stroke-color="#ffffff" draw:fill-color="#ffffff" draw:opacity="27%" draw:textarea-horizontal-align="justify" draw:textarea-vertical-align="middle" draw:auto-grow-height="false" fo:min-height="1.15cm" fo:min-width="8.5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237cm"/>
    </style:style>
    <style:style style:name="gr17" style:family="graphic" style:parent-style-name="standard">
      <style:graphic-properties svg:stroke-color="#ffffff" draw:fill-color="#ffffff" draw:opacity="27%" draw:textarea-horizontal-align="justify" draw:textarea-vertical-align="middle" draw:auto-grow-height="false" fo:min-height="1.15cm" fo:min-width="3.7cm"/>
    </style:style>
    <style:style style:name="gr18" style:family="graphic" style:parent-style-name="standard">
      <style:graphic-properties draw:stroke="none" draw:fill="none" fo:min-height="0.391cm"/>
    </style:style>
    <style:style style:name="gr19" style:family="graphic" style:parent-style-name="standard">
      <style:graphic-properties draw:stroke="none" draw:fill="none" fo:min-height="0.32cm"/>
    </style:style>
    <style:style style:name="gr20" style:family="graphic" style:parent-style-name="standard">
      <style:graphic-properties draw:stroke="dash" draw:stroke-dash="Ultrafine_20_2_20_Dots_20_3_20_Dashes" svg:stroke-width="0.106cm" svg:stroke-color="#ffffff" draw:marker-start-width="0.358cm" draw:marker-end-width="0.358cm" draw:fill-color="#5c2d91" draw:opacity="32%" draw:textarea-horizontal-align="justify" draw:textarea-vertical-align="middle" draw:auto-grow-height="false" fo:min-height="14.408cm" fo:min-width="5.158cm" fo:padding-top="0.177cm" fo:padding-bottom="0.177cm" fo:padding-left="0.302cm" fo:padding-right="0.302cm"/>
    </style:style>
    <style:style style:name="gr21" style:family="graphic" style:parent-style-name="standard">
      <style:graphic-properties draw:stroke="none" draw:fill="none" fo:min-height="0.189cm"/>
    </style:style>
    <style:style style:name="gr22" style:family="graphic" style:parent-style-name="standard">
      <style:graphic-properties svg:stroke-color="#ffffff" draw:fill-color="#5c2d91" draw:opacity="34%" draw:textarea-horizontal-align="justify" draw:textarea-vertical-align="middle" draw:auto-grow-height="false" fo:min-height="0.457cm" fo:min-width="2.101cm"/>
    </style:style>
    <style:style style:name="gr23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cm" fo:min-width="0.288cm"/>
    </style:style>
    <style:style style:name="gr24" style:family="graphic" style:parent-style-name="standard">
      <style:graphic-properties svg:stroke-color="#ffffff" draw:fill-color="#5c2d91" draw:opacity="34%" draw:textarea-horizontal-align="justify" draw:textarea-vertical-align="middle" draw:auto-grow-height="false" fo:min-height="0.315cm" fo:min-width="1.501cm"/>
    </style:style>
    <style:style style:name="gr25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.05cm" fo:min-width="0.113cm"/>
    </style:style>
    <style:style style:name="gr26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.233cm" fo:min-width="0.9cm"/>
    </style:style>
    <style:style style:name="gr27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.019cm" fo:min-width="2.348cm"/>
    </style:style>
    <style:style style:name="gr28" style:family="graphic" style:parent-style-name="standard">
      <style:graphic-properties svg:stroke-color="#ffffff" draw:fill-color="#5c2d91" draw:opacity="34%" draw:textarea-horizontal-align="justify" draw:textarea-vertical-align="middle" draw:auto-grow-height="false" fo:min-height="0.315cm" fo:min-width="1.9cm"/>
    </style:style>
    <style:style style:name="gr29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.021cm" fo:min-width="0.069cm"/>
    </style:style>
    <style:style style:name="gr30" style:family="graphic" style:parent-style-name="standard">
      <style:graphic-properties svg:stroke-color="#ffffff" draw:fill-color="#5c2d91" draw:opacity="28%" draw:textarea-horizontal-align="justify" draw:textarea-vertical-align="middle" draw:auto-grow-height="false" fo:min-height="0.022cm" fo:min-width="4.636cm"/>
    </style:style>
    <style:style style:name="gr31" style:family="graphic" style:parent-style-name="standard">
      <style:graphic-properties svg:stroke-color="#ffffff" draw:fill-color="#5c2d91" draw:opacity="34%" draw:textarea-horizontal-align="justify" draw:textarea-vertical-align="middle" draw:auto-grow-height="false" fo:min-height="0.315cm" fo:min-width="2.5cm"/>
    </style:style>
    <style:style style:name="gr32" style:family="graphic" style:parent-style-name="objectwithoutfill">
      <style:graphic-properties draw:stroke="dash" draw:stroke-dash="Fine_20_Dashed" svg:stroke-width="0.106cm" svg:stroke-color="#ffffff" draw:marker-start-width="0.358cm" draw:marker-end="Symmetric_20_Arrow" draw:marker-end-width="0.458cm" svg:stroke-opacity="60%" draw:fill="none" draw:textarea-vertical-align="middle" fo:padding-top="0.177cm" fo:padding-bottom="0.177cm" fo:padding-left="0.302cm" fo:padding-right="0.302cm"/>
    </style:style>
    <style:style style:name="gr33" style:family="graphic" style:parent-style-name="objectwithoutfill">
      <style:graphic-properties draw:stroke="dash" draw:stroke-dash="Fine_20_Dashed" svg:stroke-width="0.106cm" svg:stroke-color="#ffffff" draw:marker-start-width="0.358cm" draw:marker-end="Rounded_20_short_20_Arrow" draw:marker-end-width="0.458cm" svg:stroke-opacity="60%" draw:fill="none" draw:textarea-vertical-align="middle" fo:padding-top="0.177cm" fo:padding-bottom="0.177cm" fo:padding-left="0.302cm" fo:padding-right="0.302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5.145cm"/>
    </style:style>
    <style:style style:name="gr35" style:family="graphic" style:parent-style-name="standard">
      <style:graphic-properties draw:stroke="none" draw:fill="none" fo:min-height="0.31cm"/>
    </style:style>
    <style:style style:name="gr36" style:family="graphic" style:parent-style-name="standard">
      <style:graphic-properties draw:stroke="none" draw:fill="none" fo:min-height="0.779cm"/>
    </style:style>
    <style:style style:name="gr37" style:family="graphic" style:parent-style-name="standard">
      <style:graphic-properties svg:stroke-color="#ffffff" draw:fill-color="#ffffff" draw:opacity="27%" draw:textarea-horizontal-align="justify" draw:textarea-vertical-align="middle" draw:auto-grow-height="false" fo:min-height="1.15cm" fo:min-width="1.9cm"/>
    </style:style>
    <style:style style:name="gr3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gradient" draw:fill-gradient-name="Gradient_20_105" draw:opacity="100%" draw:opacity-name="Transparency_20_1"/>
      <style:paragraph-properties fo:text-align="center"/>
      <style:text-properties fo:color="#ffffff" style:font-name="Latin Modern Roman Demi"/>
    </style:style>
    <style:style style:name="P3" style:family="paragraph">
      <loext:graphic-properties draw:fill-color="#9d85be" draw:opacity="41%"/>
      <style:paragraph-properties fo:text-align="center"/>
    </style:style>
    <style:style style:name="P4" style:family="paragraph">
      <loext:graphic-properties draw:fill="none" draw:fill-color="#ffffff"/>
      <style:text-properties fo:color="#33002b" style:font-name="Tibetan Machine Uni"/>
    </style:style>
    <style:style style:name="P5" style:family="paragraph">
      <style:paragraph-properties fo:margin-left="0cm" fo:margin-right="0cm" fo:margin-top="0cm" fo:margin-bottom="0cm" fo:line-height="100%" fo:text-align="center" fo:text-indent="0cm"/>
    </style:style>
    <style:style style:name="P6" style:family="paragraph">
      <loext:graphic-properties draw:fill="gradient" draw:fill-color="#9d85be" draw:fill-gradient-name="Gradient_20_114" draw:opacity="17%"/>
      <style:paragraph-properties fo:margin-left="0cm" fo:margin-right="0cm" fo:margin-top="0cm" fo:margin-bottom="0cm" fo:line-height="100%" fo:text-align="center" fo:text-indent="0cm"/>
      <style:text-properties fo:color="#390a5d" style:font-name="Abyssinica SI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loext:graphic-properties draw:fill-color="#ffffff" draw:opacity="27%"/>
      <style:paragraph-properties fo:text-align="center"/>
    </style:style>
    <style:style style:name="P8" style:family="paragraph">
      <loext:graphic-properties draw:fill-color="#390a5d" draw:opacity="55%"/>
      <style:paragraph-properties fo:text-align="center"/>
      <style:text-properties fo:color="#ffffff" style:font-name="Abyssinica SIL"/>
    </style:style>
    <style:style style:name="P9" style:family="paragraph">
      <loext:graphic-properties draw:fill="none" draw:fill-color="#ffffff"/>
      <style:text-properties fo:color="#390a5d" style:font-name="Abyssinica SIL"/>
    </style:style>
    <style:style style:name="P10" style:family="paragraph">
      <loext:graphic-properties draw:fill="none" draw:fill-color="#ffffff"/>
      <style:text-properties fo:color="#5c2d91"/>
    </style:style>
    <style:style style:name="P11" style:family="paragraph">
      <loext:graphic-properties draw:fill="none"/>
    </style:style>
    <style:style style:name="P12" style:family="paragraph">
      <loext:graphic-properties draw:fill-color="#5c2d91" draw:opacity="32%"/>
      <style:paragraph-properties fo:text-align="center"/>
    </style:style>
    <style:style style:name="P13" style:family="paragraph">
      <loext:graphic-properties draw:fill="none"/>
      <style:text-properties fo:font-weight="bold"/>
    </style:style>
    <style:style style:name="P14" style:family="paragraph">
      <loext:graphic-properties draw:fill-color="#5c2d91" draw:opacity="34%"/>
      <style:paragraph-properties fo:text-align="center"/>
      <style:text-properties fo:color="#ffffff" fo:font-weight="bold"/>
    </style:style>
    <style:style style:name="P15" style:family="paragraph">
      <loext:graphic-properties draw:fill-color="#5c2d91" draw:opacity="28%"/>
      <style:paragraph-properties fo:text-align="center"/>
      <style:text-properties fo:font-weight="bold"/>
    </style:style>
    <style:style style:name="P16" style:family="paragraph">
      <loext:graphic-properties draw:fill-color="#5c2d91" draw:opacity="28%"/>
      <style:paragraph-properties fo:text-align="center"/>
      <style:text-properties fo:color="#ffffff" style:font-name="Abyssinica SIL" fo:font-size="10pt" fo:font-weight="bold" style:font-size-asian="10pt" style:font-size-complex="10pt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style:paragraph-properties fo:margin-top="0cm" fo:margin-bottom="0.2cm" fo:text-align="start"/>
    </style:style>
    <style:style style:name="P19" style:family="paragraph">
      <loext:graphic-properties draw:fill="none" draw:fill-color="#ffffff"/>
      <style:text-properties fo:color="#ffffff" style:font-name="Abyssinica SIL" fo:font-weight="bold"/>
    </style:style>
    <style:style style:name="P20" style:family="paragraph">
      <loext:graphic-properties draw:fill-color="#ffffff"/>
    </style:style>
    <style:style style:name="T1" style:family="text">
      <style:text-properties fo:color="#ffffff" style:font-name="Latin Modern Roman Demi" fo:font-size="24pt" style:font-size-asian="24pt" style:font-size-complex="24pt"/>
    </style:style>
    <style:style style:name="T2" style:family="text">
      <style:text-properties fo:color="#ffffff" style:font-name="Latin Modern Roman Demi" fo:font-size="9pt" style:font-size-asian="9pt" style:font-size-complex="9pt"/>
    </style:style>
    <style:style style:name="T3" style:family="text">
      <style:text-properties fo:color="#33002b" style:font-name="Tibetan Machine Uni" fo:font-weight="bold" style:font-weight-asian="bold" style:font-weight-complex="bold"/>
    </style:style>
    <style:style style:name="T4" style:family="text">
      <style:text-properties fo:color="#33002b" style:font-name="Tibetan Machine Uni"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color="#390a5d" style:font-name="Abyssinica SIL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color="#ffffff" style:font-name="Abyssinica SIL"/>
    </style:style>
    <style:style style:name="T7" style:family="text">
      <style:text-properties fo:color="#390a5d" style:font-name="Abyssinica SIL" fo:font-size="11pt" style:font-size-asian="11pt" style:font-size-complex="11pt"/>
    </style:style>
    <style:style style:name="T8" style:family="text">
      <style:text-properties fo:color="#ffffff" style:font-name="Abyssinica SIL" fo:font-size="11pt" style:font-size-asian="11pt" style:font-size-complex="11pt"/>
    </style:style>
    <style:style style:name="T9" style:family="text">
      <style:text-properties fo:color="#5c2d91" fo:font-size="8pt" style:font-size-asian="8pt" style:font-size-complex="8pt"/>
    </style:style>
    <style:style style:name="T10" style:family="text">
      <style:text-properties fo:color="#ffffff" fo:font-size="12pt" fo:font-weight="bold" style:font-size-asian="12pt" style:font-size-complex="12pt"/>
    </style:style>
    <style:style style:name="T11" style:family="text">
      <style:text-properties fo:color="#ffffff" style:font-name="Abyssinica SIL" fo:font-size="11pt" fo:font-weight="bold" style:font-size-asian="11pt" style:font-size-complex="11pt"/>
    </style:style>
    <style:style style:name="T12" style:family="text">
      <style:text-properties fo:color="#ffffff" style:font-name="Abyssinica SIL" fo:font-size="10pt" fo:font-weight="bold" style:font-size-asian="10pt" style:font-size-complex="10pt"/>
    </style:style>
    <style:style style:name="T13" style:family="text">
      <style:text-properties fo:color="#ffffff" style:font-name="Abyssinica SIL" fo:font-size="7pt" fo:font-weight="bold" style:font-size-asian="7pt" style:font-size-complex="7pt"/>
    </style:style>
    <style:style style:name="T14" style:family="text">
      <style:text-properties fo:color="#ffffff" style:font-name="Abyssinica SIL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2" draw:layer="layout" svg:width="6.4cm" svg:height="2.6cm" svg:x="0.4cm" svg:y="0.4cm">
          <text:p text:style-name="P1"><text:span text:style-name="T1">Project</text:span><text:span text:style-name="T2">Rayleigh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" draw:text-style-name="P3" draw:layer="layout" svg:width="7cm" svg:height="11.6cm" svg:x="0.4cm" svg:y="3.6cm">
          <text:p/>
          <draw:enhanced-geometry svg:viewBox="0 0 21600 21600" draw:path-stretchpoint-x="10800" draw:path-stretchpoint-y="10800" draw:text-areas="?f3 ?f4 ?f5 ?f6" draw:type="round-rectangle" draw:modifiers="1465.50492786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6.8cm" svg:height="10.838cm" svg:x="0.6cm" svg:y="3.962cm">
          <draw:text-box>
            <text:p><text:span text:style-name="T3">Inici</text:span><text:span text:style-name="T3">ativa </text:span><text:span text:style-name="T3">Rayl</text:span><text:span text:style-name="T3">eigh:</text:span></text:p>
            <text:p><text:span text:style-name="T4">Projeto </text:span><text:span text:style-name="T4">para </text:span><text:span text:style-name="T4">criação </text:span><text:span text:style-name="T4">de </text:span><text:span text:style-name="T4">código </text:span><text:span text:style-name="T4">bidimen</text:span><text:span text:style-name="T4">sional </text:span><text:span text:style-name="T4">de </text:span><text:span text:style-name="T4">simulaç</text:span><text:span text:style-name="T4">ão </text:span><text:span text:style-name="T4">fluidodi</text:span><text:span text:style-name="T4">nâmica.</text:span></text:p>
            <text:p><text:span text:style-name="T4">Hipótes</text:span><text:span text:style-name="T4">es:</text:span></text:p>
            <text:list text:style-name="L2">
              <text:list-item>
                <text:p><text:span text:style-name="T4">Rho </text:span><text:span text:style-name="T4">com </text:span><text:span text:style-name="T4">depe</text:span><text:span text:style-name="T4">ndên</text:span><text:span text:style-name="T4">cia </text:span><text:span text:style-name="T4">térmi</text:span><text:span text:style-name="T4">ca.</text:span></text:p>
              </text:list-item>
              <text:list-item>
                <text:p><text:span text:style-name="T4">Inco</text:span><text:span text:style-name="T4">mpre</text:span><text:span text:style-name="T4">ssibil</text:span><text:span text:style-name="T4">idade</text:span><text:span text:style-name="T4">.</text:span></text:p>
              </text:list-item>
              <text:list-item>
                <text:p><text:span text:style-name="T4">Auto </text:span><text:span text:style-name="T4">simil</text:span><text:span text:style-name="T4">arida</text:span><text:span text:style-name="T4">de </text:span><text:span text:style-name="T4">em </text:span><text:span text:style-name="T4">uma </text:span><text:span text:style-name="T4">dime</text:span><text:span text:style-name="T4">nsão.</text:span></text:p>
              </text:list-item>
              <text:list-item>
                <text:p><text:span text:style-name="T4">Cavi</text:span><text:span text:style-name="T4">dade.</text:span></text:p>
              </text:list-item>
              <text:list-item>
                <text:p><text:span text:style-name="T4">MPI </text:span><text:span text:style-name="T4">e </text:span><text:span text:style-name="T4">OPE</text:span><text:span text:style-name="T4">N-</text:span><text:span text:style-name="T4">GL.</text:span></text:p>
              </text:list-item>
            </text:list>
          </draw:text-box>
        </draw:frame>
        <draw:custom-shape draw:style-name="gr4" draw:text-style-name="P6" draw:layer="layout" svg:width="5.6cm" svg:height="1.8cm" svg:x="7.8cm" svg:y="0.4cm">
          <text:p text:style-name="P5"><text:span text:style-name="T5">Desenvolvimento</text:span></text:p>
          <text:p text:style-name="P5"><text:span text:style-name="T5">teórico</text:span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5" draw:text-style-name="P7" draw:layer="layout" svg:width="9cm" svg:height="3cm" svg:x="7.8cm" svg:y="2.2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8" draw:layer="layout" svg:width="3.8cm" svg:height="1.2cm" svg:x="7.8cm" svg:y="2.2cm">
          <text:p text:style-name="P1"><text:span text:style-name="T6">Sourc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7" draw:text-style-name="P7" draw:layer="layout" svg:width="7.8cm" svg:height="2.4cm" svg:x="7.8cm" svg:y="10.8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8" draw:layer="layout" svg:width="3.8cm" svg:height="1.2cm" svg:x="7.8cm" svg:y="10.8cm">
          <text:p text:style-name="P1"><text:span text:style-name="T6">Tent</text:span><text:span text:style-name="T6">o</text:span></text:p>
          <draw:enhanced-geometry svg:viewBox="0 0 21600 21600" draw:glue-points="10800 0 0 10800 10800 20320 21600 10800" draw:text-areas="0 0 21600 17360" draw:mirror-horizontal="false" draw:mirror-vertical="false" draw:type="flowchart-document" draw:enhanced-path="M 0 0 L 21600 0 21600 17360 C 13050 17220 13340 20770 5620 21600 2860 21100 1850 20700 0 20120 Z N"/>
        </draw:custom-shape>
        <draw:frame draw:style-name="gr8" draw:text-style-name="P9" draw:layer="layout" svg:width="4.2cm" svg:height="0.64cm" svg:x="8cm" svg:y="3.4cm">
          <draw:text-box>
            <text:p><text:span text:style-name="T7">Main.f90</text:span></text:p>
          </draw:text-box>
        </draw:frame>
        <draw:custom-shape draw:style-name="gr9" draw:text-style-name="P7" draw:layer="layout" svg:width="2.8cm" svg:height="1.4cm" svg:x="15.8cm" svg:y="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2cm" svg:height="0.8cm" svg:x="15.8cm" svg:y="8.8cm">
          <text:p text:style-name="P1"><text:span text:style-name="T8">Referencia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1" draw:text-style-name="P10" draw:layer="layout" svg:width="1.8cm" svg:height="0.569cm" svg:x="17.6cm" svg:y="9.6cm">
          <draw:text-box>
            <text:p><text:span text:style-name="T9">*.pdf</text:span></text:p>
          </draw:text-box>
        </draw:frame>
        <draw:frame draw:style-name="gr12" draw:text-style-name="P10" draw:layer="layout" svg:width="2.2cm" svg:height="0.8cm" svg:x="15.8cm" svg:y="9.6cm">
          <draw:text-box>
            <text:p><text:span text:style-name="T9">README.txt</text:span></text:p>
          </draw:text-box>
        </draw:frame>
        <draw:custom-shape draw:style-name="gr13" draw:text-style-name="P7" draw:layer="layout" svg:width="7.8cm" svg:height="3cm" svg:x="7.8cm" svg:y="7.4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8" draw:layer="layout" svg:width="3.8cm" svg:height="1.2cm" svg:x="7.8cm" svg:y="7.4cm">
          <text:p text:style-name="P1"><text:span text:style-name="T6">TEX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4" draw:text-style-name="P9" draw:layer="layout" svg:width="2.4cm" svg:height="0.64cm" svg:x="8cm" svg:y="8.6cm">
          <draw:text-box>
            <text:p><text:span text:style-name="T7">Registro.*</text:span></text:p>
          </draw:text-box>
        </draw:frame>
        <draw:frame draw:style-name="gr8" draw:text-style-name="P9" draw:layer="layout" svg:width="4.2cm" svg:height="0.64cm" svg:x="8cm" svg:y="9.131cm">
          <draw:text-box>
            <text:p><text:span text:style-name="T7">[Imagens]</text:span></text:p>
          </draw:text-box>
        </draw:frame>
        <draw:frame draw:style-name="gr8" draw:text-style-name="P9" draw:layer="layout" svg:width="4.2cm" svg:height="0.64cm" svg:x="10.2cm" svg:y="9.131cm">
          <draw:text-box>
            <text:p><text:span text:style-name="T7">[Referencias]</text:span></text:p>
          </draw:text-box>
        </draw:frame>
        <draw:custom-shape draw:style-name="gr15" draw:text-style-name="P7" draw:layer="layout" svg:width="9cm" svg:height="1.4cm" svg:x="7.8cm" svg:y="5.6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6" draw:text-style-name="P8" draw:layer="layout" svg:width="3.8cm" svg:height="1.2cm" svg:x="7.8cm" svg:y="5.6cm">
          <text:p text:style-name="P1"><text:span text:style-name="T6">Resul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8" draw:text-style-name="P9" draw:layer="layout" svg:width="4.2cm" svg:height="0.64cm" svg:x="11.8cm" svg:y="6.2cm">
          <draw:text-box>
            <text:p><text:span text:style-name="T7">[*]</text:span></text:p>
          </draw:text-box>
        </draw:frame>
        <draw:frame draw:style-name="gr8" draw:text-style-name="P9" draw:layer="layout" svg:width="4.2cm" svg:height="0.64cm" svg:x="11.8cm" svg:y="5.72cm">
          <draw:text-box>
            <text:p><text:span text:style-name="T7">README.txt</text:span></text:p>
          </draw:text-box>
        </draw:frame>
        <draw:custom-shape draw:style-name="gr9" draw:text-style-name="P7" draw:layer="layout" svg:width="2.8cm" svg:height="1.4cm" svg:x="15.8cm" svg:y="7.23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8" draw:layer="layout" svg:width="2.2cm" svg:height="0.8cm" svg:x="15.8cm" svg:y="7.239cm">
          <text:p text:style-name="P1"><text:span text:style-name="T8">Image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1" draw:text-style-name="P10" draw:layer="layout" svg:width="1cm" svg:height="0.569cm" svg:x="17.2cm" svg:y="8.2cm">
          <draw:text-box>
            <text:p><text:span text:style-name="T9">*.py</text:span></text:p>
          </draw:text-box>
        </draw:frame>
        <draw:frame draw:style-name="gr16" draw:text-style-name="P10" draw:layer="layout" svg:width="2.2cm" svg:height="0.569cm" svg:x="15.8cm" svg:y="7.913cm">
          <draw:text-box>
            <text:p><text:span text:style-name="T9">README.txt</text:span></text:p>
          </draw:text-box>
        </draw:frame>
        <draw:frame draw:style-name="gr11" draw:text-style-name="P10" draw:layer="layout" svg:width="1.2cm" svg:height="0.569cm" svg:x="17.6cm" svg:y="7.913cm">
          <draw:text-box>
            <text:p><text:span text:style-name="T9">*.pdf</text:span></text:p>
          </draw:text-box>
        </draw:frame>
        <draw:custom-shape draw:style-name="gr17" draw:text-style-name="P7" draw:layer="layout" svg:width="4.2cm" svg:height="1.4cm" svg:x="17cm" svg:y="5.439cm">
          <text:p/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10" draw:text-style-name="P8" draw:layer="layout" svg:width="2.2cm" svg:height="0.8cm" svg:x="17cm" svg:y="5.439cm">
          <text:p text:style-name="P1"><text:span text:style-name="T8">*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1" draw:text-style-name="P10" draw:layer="layout" svg:width="1.8cm" svg:height="0.569cm" svg:x="19.4cm" svg:y="5.569cm">
          <draw:text-box>
            <text:p><text:span text:style-name="T9">*.txt</text:span></text:p>
          </draw:text-box>
        </draw:frame>
        <draw:frame draw:style-name="gr18" draw:text-style-name="P11" draw:layer="layout" svg:width="2.674cm" svg:height="0.641cm" svg:x="12.126cm" svg:y="11cm">
          <draw:text-box>
            <text:p><text:span text:style-name="T7">READ</text:span><text:span text:style-name="T7">ME.txt</text:span></text:p>
          </draw:text-box>
        </draw:frame>
        <draw:frame draw:style-name="gr19" draw:text-style-name="P11" draw:layer="layout" svg:width="2.102cm" svg:height="0.57cm" svg:x="19cm" svg:y="6.239cm">
          <draw:text-box>
            <text:p><text:span text:style-name="T9">README.txt</text:span></text:p>
          </draw:text-box>
        </draw:frame>
        <draw:frame draw:style-name="gr8" draw:text-style-name="P9" draw:layer="layout" svg:width="4.2cm" svg:height="0.64cm" svg:x="8cm" svg:y="4.04cm">
          <draw:text-box>
            <text:p><text:span text:style-name="T7">Update.py</text:span></text:p>
          </draw:text-box>
        </draw:frame>
        <draw:custom-shape draw:style-name="gr20" draw:text-style-name="P12" draw:layer="layout" svg:width="6cm" svg:height="15cm" svg:x="21.6cm" svg:y="0.4cm">
          <text:p/>
          <draw:enhanced-geometry svg:viewBox="0 0 21600 21600" draw:path-stretchpoint-x="10800" draw:path-stretchpoint-y="10800" draw:text-areas="?f3 ?f4 ?f5 ?f6" draw:type="round-rectangle" draw:modifiers="1465.5049278674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1" draw:layer="layout" svg:width="2.746cm" svg:height="0.641cm" svg:x="12.054cm" svg:y="11.641cm">
          <draw:text-box>
            <text:p><text:span text:style-name="T7">[MPI]</text:span></text:p>
          </draw:text-box>
        </draw:frame>
        <draw:frame draw:style-name="gr18" draw:text-style-name="P13" draw:layer="layout" svg:width="2.746cm" svg:height="0.641cm" svg:x="12.054cm" svg:y="12.282cm">
          <draw:text-box>
            <text:p><text:span text:style-name="T7">[OpenGl]</text:span></text:p>
          </draw:text-box>
        </draw:frame>
        <draw:custom-shape draw:style-name="gr9" draw:text-style-name="P7" draw:layer="layout" svg:width="2.8cm" svg:height="1.4cm" svg:x="15.8cm" svg:y="10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2cm" svg:height="0.8cm" svg:x="15.8cm" svg:y="10.6cm">
          <text:p text:style-name="P1"><text:span text:style-name="T8">MPI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1" draw:text-style-name="P10" draw:layer="layout" svg:width="1.2cm" svg:height="0.569cm" svg:x="17.6cm" svg:y="11.231cm">
          <draw:text-box>
            <text:p><text:span text:style-name="T9">*.f90</text:span></text:p>
          </draw:text-box>
        </draw:frame>
        <draw:frame draw:style-name="gr16" draw:text-style-name="P10" draw:layer="layout" svg:width="2.2cm" svg:height="0.569cm" svg:x="15.8cm" svg:y="11.431cm">
          <draw:text-box>
            <text:p><text:span text:style-name="T9">README.txt</text:span></text:p>
          </draw:text-box>
        </draw:frame>
        <draw:custom-shape draw:style-name="gr9" draw:text-style-name="P7" draw:layer="layout" svg:width="2.8cm" svg:height="1.4cm" svg:x="15.8cm" svg:y="12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2cm" svg:height="0.8cm" svg:x="15.8cm" svg:y="12.2cm">
          <text:p text:style-name="P1"><text:span text:style-name="T8">OpenGl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1" draw:text-style-name="P10" draw:layer="layout" svg:width="1.2cm" svg:height="0.569cm" svg:x="17.6cm" svg:y="13cm">
          <draw:text-box>
            <text:p><text:span text:style-name="T9">*.f90</text:span></text:p>
          </draw:text-box>
        </draw:frame>
        <draw:frame draw:style-name="gr16" draw:text-style-name="P10" draw:layer="layout" svg:width="2.2cm" svg:height="0.569cm" svg:x="15.8cm" svg:y="12.913cm">
          <draw:text-box>
            <text:p><text:span text:style-name="T9">README.txt</text:span></text:p>
          </draw:text-box>
        </draw:frame>
        <draw:frame draw:style-name="gr21" draw:text-style-name="P13" draw:layer="layout" svg:width="1.8cm" svg:height="0.569cm" svg:x="15.8cm" svg:y="8.2cm">
          <draw:text-box>
            <text:p><text:span text:style-name="T9">Forge.py</text:span></text:p>
          </draw:text-box>
        </draw:frame>
        <draw:custom-shape draw:style-name="gr22" draw:text-style-name="P14" draw:layer="layout" svg:width="2.6cm" svg:height="1cm" svg:x="22cm" svg:y="0.8cm">
          <text:p text:style-name="P1"><text:span text:style-name="T10">Update.py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3" draw:text-style-name="P15" draw:layer="layout" svg:width="0.899cm" svg:height="0.453cm" draw:transform="rotate (1.58475896081085) translate (23.012cm 2.901cm)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4" draw:text-style-name="P14" draw:layer="layout" svg:width="2cm" svg:height="0.8cm" svg:x="23.048cm" svg:y="3.6cm">
          <text:p text:style-name="P1"><text:span text:style-name="T11">other.f90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4" draw:text-style-name="P14" draw:layer="layout" svg:width="2cm" svg:height="0.8cm" svg:x="23.048cm" svg:y="3cm">
          <text:p text:style-name="P1"><text:span text:style-name="T11">Main.f90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5" draw:text-style-name="P15" draw:layer="layout" svg:width="0.699cm" svg:height="0.6cm" draw:transform="rotate (-3.14141812066459) translate (25.899cm 4cm)">
          <text:p/>
          <draw:enhanced-geometry svg:viewBox="0 0 21600 21600" draw:text-areas="?f7 ?f0 21600 ?f2" draw:type="left-arrow" draw:modifiers="9010.28571428572 5930.1164725457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6" draw:layer="layout" svg:width="1.4cm" svg:height="0.6cm" svg:x="26cm" svg:y="3.4cm">
          <text:p text:style-name="P1"><text:span text:style-name="T12">Resul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7" draw:text-style-name="P15" draw:layer="layout" svg:width="2.994cm" svg:height="0.581cm" draw:transform="rotate (1.58475896081085) translate (22.467cm 4.998cm)">
          <text:p/>
          <draw:enhanced-geometry svg:viewBox="0 0 21600 21600" draw:text-areas="?f7 ?f0 21600 ?f2" draw:type="left-arrow" draw:modifiers="2292.7805575411 5822.296173044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8" draw:text-style-name="P14" draw:layer="layout" svg:width="2.399cm" svg:height="0.8cm" svg:x="22.6cm" svg:y="5.8cm">
          <text:p text:style-name="P1"><text:span text:style-name="T11">Analysis.py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8" draw:text-style-name="P14" draw:layer="layout" svg:width="2.399cm" svg:height="0.8cm" svg:x="22.6cm" svg:y="5.2cm">
          <text:p text:style-name="P1"><text:span text:style-name="T11">Results.py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5" draw:layer="layout" svg:width="0.699cm" svg:height="0.6cm" draw:transform="rotate (-3.14141812066459) translate (25.899cm 6.2cm)">
          <text:p/>
          <draw:enhanced-geometry svg:viewBox="0 0 21600 21600" draw:text-areas="?f7 ?f0 21600 ?f2" draw:type="left-arrow" draw:modifiers="9010.28571428572 5930.1164725457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6" draw:layer="layout" svg:width="1.4cm" svg:height="0.6cm" svg:x="26cm" svg:y="5.6cm">
          <text:p text:style-name="P1"><text:span text:style-name="T12">Imagen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0" draw:text-style-name="P15" draw:layer="layout" svg:width="5.399cm" svg:height="0.588cm" draw:transform="rotate (1.58475896081085) translate (22.012cm 7.4cm)">
          <text:p/>
          <draw:enhanced-geometry svg:viewBox="0 0 21600 21600" draw:text-areas="?f7 ?f0 21600 ?f2" draw:type="left-arrow" draw:modifiers="2292.7805575411 5822.296173044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14" draw:layer="layout" svg:width="2.999cm" svg:height="0.8cm" svg:x="22.001cm" svg:y="7.6cm">
          <text:p text:style-name="P1"><text:span text:style-name="T11">Registro.tex</text:span></text:p>
          <draw:enhanced-geometry svg:viewBox="0 0 21600 21600" draw:glue-points="10800 0 0 10800 10800 21600 21600 10800" draw:text-areas="0 0 21600 ?f11" draw:type="paper" draw:modifiers="14840.1384083045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9" draw:text-style-name="P15" draw:layer="layout" svg:width="0.699cm" svg:height="0.6cm" draw:transform="rotate (-3.14141812066459) translate (25.899cm 8.2cm)">
          <text:p/>
          <draw:enhanced-geometry svg:viewBox="0 0 21600 21600" draw:text-areas="?f7 ?f0 21600 ?f2" draw:type="left-arrow" draw:modifiers="9010.28571428572 5930.1164725457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6" draw:layer="layout" svg:width="1.4cm" svg:height="0.6cm" svg:x="26cm" svg:y="7.6cm">
          <text:p text:style-name="P1"><text:span text:style-name="T13">Documents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32" draw:text-style-name="P17" draw:layer="layout" svg:x1="26.2cm" svg:y1="4.2cm" svg:x2="24.8cm" svg:y2="5cm">
          <text:p/>
        </draw:line>
        <draw:line draw:style-name="gr33" draw:text-style-name="P17" draw:layer="layout" svg:x1="26.2cm" svg:y1="6.6cm" svg:x2="24.8cm" svg:y2="7.4cm">
          <text:p/>
        </draw:line>
        <draw:frame draw:style-name="gr34" draw:text-style-name="P19" draw:layer="layout" svg:width="5.2cm" svg:height="5.395cm" svg:x="22cm" svg:y="9.4cm">
          <draw:text-box>
            <text:list text:style-name="L2">
              <text:list-item>
                <text:p text:style-name="P18"><text:span text:style-name="T14">O algorítmo Update tem o objetivo de executar todos os programas de simulação e análise e atualizar estes valores no documento Registro.</text:span></text:p>
              </text:list-item>
              <text:list-item>
                <text:p text:style-name="P18"><text:span text:style-name="T14">Assim, todo software, tanto de análise quanto de simulação devem ser inscritos nesse gestor geral. </text:span></text:p>
              </text:list-item>
              <text:list-item>
                <text:p text:style-name="P18"><text:span text:style-name="T14">Tudo deve ser muito bem documentado, para que no final a criação de bancos de dados e resultados do estudo estejam sempre acessíveis.</text:span></text:p>
                <text:p><text:span text:style-name="T14"/></text:p>
              </text:list-item>
            </text:list>
          </draw:text-box>
        </draw:frame>
        <draw:frame draw:style-name="gr35" draw:text-style-name="P11" draw:layer="layout" svg:width="3.433cm" svg:height="0.64cm" svg:x="10.2cm" svg:y="8.571cm">
          <draw:text-box>
            <text:p><text:span text:style-name="T7">Presentation.*</text:span></text:p>
          </draw:text-box>
        </draw:frame>
        <draw:frame draw:style-name="gr36" draw:text-style-name="P11" draw:layer="layout" svg:width="6.8cm" svg:height="1.029cm" svg:x="8cm" svg:y="9.6cm">
          <draw:text-box>
            <text:p><text:span text:style-name="T7">[figuras_presentation_template]</text:span></text:p>
          </draw:text-box>
        </draw:frame>
        <draw:frame draw:style-name="gr8" draw:text-style-name="P9" draw:layer="layout" svg:width="4.2cm" svg:height="0.64cm" svg:x="12.8cm" svg:y="9.131cm">
          <draw:text-box>
            <text:p><text:span text:style-name="T7">[template]</text:span></text:p>
          </draw:text-box>
        </draw:frame>
        <draw:frame draw:style-name="gr8" draw:text-style-name="P9" draw:layer="layout" svg:width="4.2cm" svg:height="0.64cm" svg:x="13cm" svg:y="8.56cm">
          <draw:text-box>
            <text:p><text:span text:style-name="T7">README.txt</text:span></text:p>
          </draw:text-box>
        </draw:frame>
        <draw:custom-shape draw:style-name="gr37" draw:text-style-name="P7" draw:layer="layout" svg:width="2.4cm" svg:height="1.4cm" svg:x="18.8cm" svg:y="8.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2cm" svg:height="0.8cm" svg:x="18.8cm" svg:y="8.8cm">
          <text:p text:style-name="P1"><text:span text:style-name="T8">Templa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37" draw:text-style-name="P7" draw:layer="layout" svg:width="2.4cm" svg:height="1.4cm" svg:x="18.8cm" svg:y="7.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2cm" svg:height="0.8cm" svg:x="18.8cm" svg:y="7.2cm">
          <text:p text:style-name="P1"><text:span text:style-name="T8">F. P. T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1" draw:text-style-name="P10" draw:layer="layout" svg:width="1.8cm" svg:height="0.887cm" svg:x="18.8cm" svg:y="8.031cm">
          <draw:text-box>
            <text:p><text:span text:style-name="T9">*.jpg</text:span></text:p>
            <text:p><text:span text:style-name="T9"/></text:p>
          </draw:text-box>
        </draw:frame>
        <draw:frame draw:style-name="gr11" draw:text-style-name="P10" draw:layer="layout" svg:width="1.8cm" svg:height="0.887cm" svg:x="19.6cm" svg:y="8.031cm">
          <draw:text-box>
            <text:p><text:span text:style-name="T9">*.png</text:span></text:p>
            <text:p><text:span text:style-name="T9"/></text:p>
          </draw:text-box>
        </draw:frame>
        <draw:frame draw:style-name="gr18" draw:text-style-name="P13" draw:layer="layout" svg:width="2.746cm" svg:height="0.641cm" svg:x="9.6cm" svg:y="12.282cm">
          <draw:text-box>
            <text:p><text:span text:style-name="T7">[Referencias]</text:span></text:p>
          </draw:text-box>
        </draw:frame>
        <draw:custom-shape draw:style-name="gr37" draw:text-style-name="P7" draw:layer="layout" svg:width="2.4cm" svg:height="1.4cm" svg:x="18.8cm" svg:y="10.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8" draw:layer="layout" svg:width="2.2cm" svg:height="0.8cm" svg:x="18.8cm" svg:y="10.6cm">
          <text:p text:style-name="P1"><text:span text:style-name="T8">Templa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frame draw:style-name="gr12" draw:text-style-name="P10" draw:layer="layout" svg:width="2.2cm" svg:height="0.8cm" svg:x="18.6cm" svg:y="11.4cm">
          <draw:text-box>
            <text:p><text:span text:style-name="T9">README.txt</text:span></text:p>
          </draw:text-box>
        </draw:frame>
        <draw:frame draw:style-name="gr11" draw:text-style-name="P10" draw:layer="layout" svg:width="1.8cm" svg:height="0.569cm" svg:x="20.2cm" svg:y="11.431cm">
          <draw:text-box>
            <text:p><text:span text:style-name="T9">*.pdf</text:span></text:p>
          </draw:text-box>
        </draw:frame>
        <draw:frame draw:style-name="gr12" draw:text-style-name="P10" draw:layer="layout" svg:width="2.2cm" svg:height="0.8cm" svg:x="18.8cm" svg:y="9.6cm">
          <draw:text-box>
            <text:p><text:span text:style-name="T9">Registro.tex</text:span></text:p>
          </draw:text-box>
        </draw:frame>
        <presentation:notes draw:style-name="dp2">
          <draw:page-thumbnail draw:style-name="gr38" draw:layer="layout" svg:width="19.798cm" svg:height="11.136cm" svg:x="0.6cm" svg:y="2.257cm" draw:page-number="1" presentation:class="page"/>
          <draw:frame presentation:style-name="pr1" draw:text-style-name="P2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Latin Modern Roman Demi" svg:font-family="'Latin Modern Roman Demi'" style:font-pitch="variable"/>
    <style:font-face style:name="Tibetan Machine Uni" svg:font-family="'Tibetan Machine Un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gradient draw:name="Gradient_20_105" draw:display-name="Gradient 105" draw:style="linear" draw:start-color="#000000" draw:end-color="#bd7cb5" draw:start-intensity="100%" draw:end-intensity="100%" draw:angle="1250" draw:border="0%"/>
    <draw:gradient draw:name="Gradient_20_114" draw:display-name="Gradient 114" draw:style="linear" draw:start-color="#bd34e2" draw:end-color="#000000" draw:start-intensity="100%" draw:end-intensity="100%" draw:angle="300" draw:border="0%"/>
    <draw:fill-image draw:name="Bitmap_20_1" draw:display-name="Bitmap 1" xlink:href="Pictures/1000000000000708000004B0F6365F109B943100.jp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8T15:06:53.454199626</meta:creation-date>
    <dc:date>2019-06-01T11:27:38.222886093</dc:date>
    <meta:editing-duration>PT2H42M25S</meta:editing-duration>
    <meta:editing-cycles>9</meta:editing-cycles>
    <meta:generator>LibreOffice/6.0.7.3$Linux_X86_64 LibreOffice_project/00m0$Build-3</meta:generator>
    <meta:document-statistic meta:object-count="102"/>
  </office:meta>
</office:document-meta>
</file>